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791in" style:use-optimal-column-width="false"/>
    </style:style>
    <style:style style:name="TableColumn3" style:family="table-column">
      <style:table-column-properties style:column-width="3.5104in" style:use-optimal-column-width="false"/>
    </style:style>
    <style:style style:name="Table1" style:family="table" style:master-page-name="MP0">
      <style:table-properties style:width="6.9895in" fo:margin-left="0in" table:align="left"/>
    </style:style>
    <style:style style:name="TableRow4" style:family="table-row">
      <style:table-row-properties style:min-row-height="0.9in" style:use-optimal-row-height="false" fo:keep-together="always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CompanyName" style:family="paragraph">
      <style:paragraph-properties fo:break-before="pag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Standard" style:family="paragraph">
      <style:text-properties style:font-name-complex="Arial"/>
    </style:style>
    <style:style style:name="TableColumn10" style:family="table-column">
      <style:table-column-properties style:column-width="2.4791in" style:use-optimal-column-width="false"/>
    </style:style>
    <style:style style:name="TableColumn11" style:family="table-column">
      <style:table-column-properties style:column-width="4.0236in" style:use-optimal-column-width="false"/>
    </style:style>
    <style:style style:name="Table9" style:family="table">
      <style:table-properties style:width="6.5027in" fo:margin-left="0in" table:align="left"/>
    </style:style>
    <style:style style:name="TableRow12" style:family="table-row">
      <style:table-row-properties style:min-row-height="0.227in" style:use-optimal-row-height="false" fo:keep-together="always"/>
    </style:style>
    <style:style style:name="TableCell13" style:family="table-cell">
      <style:table-cell-properties fo:border="none" style:vertical-align="bottom" fo:padding-top="0in" fo:padding-left="0.075in" fo:padding-bottom="0in" fo:padding-right="0.075in"/>
    </style:style>
    <style:style style:name="T14" style:parent-style-name="DefaultParagraphFont" style:family="text">
      <style:text-properties style:font-name-complex="Arial"/>
    </style:style>
    <style:style style:name="TableCell15" style:family="table-cell">
      <style:table-cell-properties fo:border-top="none" fo:border-left="none" fo:border-bottom="0.0069in solid #00000A" fo:border-right="none" style:vertical-align="bottom" fo:padding-top="0in" fo:padding-left="0.075in" fo:padding-bottom="0in" fo:padding-right="0.075in"/>
    </style:style>
    <style:style style:name="T16" style:parent-style-name="DefaultParagraphFont" style:family="text">
      <style:text-properties style:font-name-complex="Arial"/>
    </style:style>
    <style:style style:name="TableRow17" style:family="table-row">
      <style:table-row-properties style:min-row-height="0.227in" style:use-optimal-row-height="false" fo:keep-together="always"/>
    </style:style>
    <style:style style:name="TableCell18" style:family="table-cell">
      <style:table-cell-properties fo:border="none" style:vertical-align="bottom" fo:padding-top="0in" fo:padding-left="0.075in" fo:padding-bottom="0in" fo:padding-right="0.075in"/>
    </style:style>
    <style:style style:name="T19" style:parent-style-name="DefaultParagraphFont" style:family="text">
      <style:text-properties style:font-name-complex="Arial"/>
    </style:style>
    <style:style style:name="TableCell20" style:family="table-cell">
      <style:table-cell-properties fo:border-top="0.0069in solid #00000A" fo:border-left="none" fo:border-bottom="0.0069in solid #00000A" fo:border-right="none" style:vertical-align="bottom" fo:padding-top="0in" fo:padding-left="0.075in" fo:padding-bottom="0in" fo:padding-right="0.075in"/>
    </style:style>
    <style:style style:name="T21" style:parent-style-name="DefaultParagraphFont" style:family="text">
      <style:text-properties style:font-name-complex="Arial"/>
    </style:style>
    <style:style style:name="P22" style:parent-style-name="Standard" style:family="paragraph">
      <style:text-properties style:font-name-complex="Arial"/>
    </style:style>
    <style:style style:name="TableColumn24" style:family="table-column">
      <style:table-column-properties style:column-width="1.6458in" style:use-optimal-column-width="false"/>
    </style:style>
    <style:style style:name="TableColumn25" style:family="table-column">
      <style:table-column-properties style:column-width="1.7291in" style:use-optimal-column-width="false"/>
    </style:style>
    <style:style style:name="TableColumn26" style:family="table-column">
      <style:table-column-properties style:column-width="1.7395in" style:use-optimal-column-width="false"/>
    </style:style>
    <style:style style:name="TableColumn27" style:family="table-column">
      <style:table-column-properties style:column-width="1.7493in" style:use-optimal-column-width="false"/>
    </style:style>
    <style:style style:name="Table23" style:family="table">
      <style:table-properties style:width="6.8638in" fo:margin-left="0.0729in" table:align="left"/>
    </style:style>
    <style:style style:name="TableRow28" style:family="table-row">
      <style:table-row-properties style:min-row-height="0.1854in" style:use-optimal-row-height="false" fo:keep-together="always"/>
    </style:style>
    <style:style style:name="TableCell29" style:family="table-cell">
      <style:table-cell-properties fo:border-top="0.0069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30" style:family="table-cell">
      <style:table-cell-properties fo:border-top="0.0069in solid #00000A" fo:border-left="0.0104in solid #00000A" fo:border-bottom="0.0104in solid #00000A" fo:border-right="0.0104in solid #00000A" fo:padding-top="0.05in" fo:padding-left="0.0798in" fo:padding-bottom="0.05in" fo:padding-right="0.0798in"/>
    </style:style>
    <style:style style:name="TableCell31" style:family="table-cell">
      <style:table-cell-properties fo:border-top="0.0069in solid #00000A" fo:border-left="0.0104in solid #00000A" fo:border-bottom="0.0104in solid #00000A" fo:border-right="0.0104in solid #00000A" fo:padding-top="0.05in" fo:padding-left="0.0798in" fo:padding-bottom="0.05in" fo:padding-right="0.0798in"/>
    </style:style>
    <style:style style:name="TableCell32" style:family="table-cell">
      <style:table-cell-properties fo:border-top="0.0069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33" style:family="table-row">
      <style:table-row-properties style:min-row-height="0.1854in" style:use-optimal-row-height="false" fo:keep-together="always"/>
    </style:style>
    <style:style style:name="TableCell34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35" style:family="table-cell">
      <style:table-cell-properties fo:border="0.0104in solid #00000A" fo:padding-top="0.05in" fo:padding-left="0.0798in" fo:padding-bottom="0.05in" fo:padding-right="0.0798in"/>
    </style:style>
    <style:style style:name="T36" style:parent-style-name="DefaultParagraphFont" style:family="text">
      <style:text-properties style:text-position="super 65%"/>
    </style:style>
    <style:style style:name="TableCell37" style:family="table-cell">
      <style:table-cell-properties fo:border="0.0104in solid #00000A" fo:padding-top="0.05in" fo:padding-left="0.0798in" fo:padding-bottom="0.05in" fo:padding-right="0.0798in"/>
    </style:style>
    <style:style style:name="T38" style:parent-style-name="DefaultParagraphFont" style:family="text">
      <style:text-properties style:text-position="super 65%"/>
    </style:style>
    <style:style style:name="TableCell39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40" style:family="table-row">
      <style:table-row-properties style:min-row-height="0.1854in" style:use-optimal-row-height="false" fo:keep-together="always"/>
    </style:style>
    <style:style style:name="TableCell41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42" style:family="table-cell">
      <style:table-cell-properties fo:border="0.0104in solid #00000A" fo:padding-top="0.05in" fo:padding-left="0.0798in" fo:padding-bottom="0.05in" fo:padding-right="0.0798in"/>
    </style:style>
    <style:style style:name="T43" style:parent-style-name="DefaultParagraphFont" style:family="text">
      <style:text-properties style:text-position="super 65%"/>
    </style:style>
    <style:style style:name="TableCell44" style:family="table-cell">
      <style:table-cell-properties fo:border="0.0104in solid #00000A" fo:padding-top="0.05in" fo:padding-left="0.0798in" fo:padding-bottom="0.05in" fo:padding-right="0.0798in"/>
    </style:style>
    <style:style style:name="T45" style:parent-style-name="DefaultParagraphFont" style:family="text">
      <style:text-properties style:text-position="super 65%"/>
    </style:style>
    <style:style style:name="TableCell46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47" style:family="table-row">
      <style:table-row-properties style:min-row-height="0.1854in" style:use-optimal-row-height="false" fo:keep-together="always"/>
    </style:style>
    <style:style style:name="TableCell48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49" style:family="table-cell">
      <style:table-cell-properties fo:border="0.0104in solid #00000A" fo:padding-top="0.05in" fo:padding-left="0.0798in" fo:padding-bottom="0.05in" fo:padding-right="0.0798in"/>
    </style:style>
    <style:style style:name="T50" style:parent-style-name="DefaultParagraphFont" style:family="text">
      <style:text-properties style:text-position="super 65%"/>
    </style:style>
    <style:style style:name="TableCell51" style:family="table-cell">
      <style:table-cell-properties fo:border="0.0104in solid #00000A" fo:padding-top="0.05in" fo:padding-left="0.0798in" fo:padding-bottom="0.05in" fo:padding-right="0.0798in"/>
    </style:style>
    <style:style style:name="T52" style:parent-style-name="DefaultParagraphFont" style:family="text">
      <style:text-properties style:text-position="super 65%"/>
    </style:style>
    <style:style style:name="TableCell53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54" style:family="table-row">
      <style:table-row-properties style:min-row-height="0.1854in" style:use-optimal-row-height="false" fo:keep-together="always"/>
    </style:style>
    <style:style style:name="TableCell55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56" style:family="table-cell">
      <style:table-cell-properties fo:border="0.0104in solid #00000A" fo:padding-top="0.05in" fo:padding-left="0.0798in" fo:padding-bottom="0.05in" fo:padding-right="0.0798in"/>
    </style:style>
    <style:style style:name="T57" style:parent-style-name="DefaultParagraphFont" style:family="text">
      <style:text-properties style:text-position="super 65%"/>
    </style:style>
    <style:style style:name="TableCell58" style:family="table-cell">
      <style:table-cell-properties fo:border="0.0104in solid #00000A" fo:padding-top="0.05in" fo:padding-left="0.0798in" fo:padding-bottom="0.05in" fo:padding-right="0.0798in"/>
    </style:style>
    <style:style style:name="T59" style:parent-style-name="DefaultParagraphFont" style:family="text">
      <style:text-properties style:text-position="super 65%"/>
    </style:style>
    <style:style style:name="TableCell60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61" style:family="table-row">
      <style:table-row-properties style:min-row-height="0.1854in" style:use-optimal-row-height="false" fo:keep-together="always"/>
    </style:style>
    <style:style style:name="TableCell62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63" style:family="table-cell">
      <style:table-cell-properties fo:border="0.0104in solid #00000A" fo:padding-top="0.05in" fo:padding-left="0.0798in" fo:padding-bottom="0.05in" fo:padding-right="0.0798in"/>
    </style:style>
    <style:style style:name="T64" style:parent-style-name="DefaultParagraphFont" style:family="text">
      <style:text-properties style:text-position="super 65%"/>
    </style:style>
    <style:style style:name="TableCell65" style:family="table-cell">
      <style:table-cell-properties fo:border="0.0104in solid #00000A" fo:padding-top="0.05in" fo:padding-left="0.0798in" fo:padding-bottom="0.05in" fo:padding-right="0.0798in"/>
    </style:style>
    <style:style style:name="T66" style:parent-style-name="DefaultParagraphFont" style:family="text">
      <style:text-properties style:text-position="super 65%"/>
    </style:style>
    <style:style style:name="TableCell67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68" style:family="table-row">
      <style:table-row-properties style:min-row-height="0.1854in" style:use-optimal-row-height="false" fo:keep-together="always"/>
    </style:style>
    <style:style style:name="TableCell69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70" style:family="table-cell">
      <style:table-cell-properties fo:border="0.0104in solid #00000A" fo:padding-top="0.05in" fo:padding-left="0.0798in" fo:padding-bottom="0.05in" fo:padding-right="0.0798in"/>
    </style:style>
    <style:style style:name="T71" style:parent-style-name="DefaultParagraphFont" style:family="text">
      <style:text-properties style:text-position="super 65%"/>
    </style:style>
    <style:style style:name="TableCell72" style:family="table-cell">
      <style:table-cell-properties fo:border="0.0104in solid #00000A" fo:padding-top="0.05in" fo:padding-left="0.0798in" fo:padding-bottom="0.05in" fo:padding-right="0.0798in"/>
    </style:style>
    <style:style style:name="T73" style:parent-style-name="DefaultParagraphFont" style:family="text">
      <style:text-properties style:text-position="super 65%"/>
    </style:style>
    <style:style style:name="TableCell74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75" style:family="table-row">
      <style:table-row-properties style:min-row-height="0.1854in" style:use-optimal-row-height="false" fo:keep-together="always"/>
    </style:style>
    <style:style style:name="TableCell76" style:family="table-cell">
      <style:table-cell-properties fo:border-top="0.0104in solid #00000A" fo:border-left="0.0069in solid #00000A" fo:border-bottom="0.0104in solid #00000A" fo:border-right="0.0104in solid #00000A" fo:padding-top="0.05in" fo:padding-left="0.0798in" fo:padding-bottom="0.05in" fo:padding-right="0.0798in"/>
    </style:style>
    <style:style style:name="TableCell77" style:family="table-cell">
      <style:table-cell-properties fo:border="0.0104in solid #00000A" fo:padding-top="0.05in" fo:padding-left="0.0798in" fo:padding-bottom="0.05in" fo:padding-right="0.0798in"/>
    </style:style>
    <style:style style:name="TableCell78" style:family="table-cell">
      <style:table-cell-properties fo:border="0.0104in solid #00000A" fo:padding-top="0.05in" fo:padding-left="0.0798in" fo:padding-bottom="0.05in" fo:padding-right="0.0798in"/>
    </style:style>
    <style:style style:name="TableCell79" style:family="table-cell">
      <style:table-cell-properties fo:border-top="0.0104in solid #00000A" fo:border-left="0.0104in solid #00000A" fo:border-bottom="0.0104in solid #00000A" fo:border-right="0.0069in solid #00000A" fo:padding-top="0.05in" fo:padding-left="0.0798in" fo:padding-bottom="0.05in" fo:padding-right="0.0798in"/>
    </style:style>
    <style:style style:name="TableRow80" style:family="table-row">
      <style:table-row-properties style:min-row-height="0.1854in" style:use-optimal-row-height="false" fo:keep-together="always"/>
    </style:style>
    <style:style style:name="TableCell81" style:family="table-cell">
      <style:table-cell-properties fo:border-top="0.0104in solid #00000A" fo:border-left="none" fo:border-bottom="none" fo:border-right="none" fo:padding-top="0.05in" fo:padding-left="0.0798in" fo:padding-bottom="0.05in" fo:padding-right="0.0798in"/>
    </style:style>
    <style:style style:name="P82" style:parent-style-name="Standard" style:family="paragraph">
      <style:paragraph-properties fo:text-align="end"/>
      <style:text-properties style:font-name-complex="Arial"/>
    </style:style>
    <style:style style:name="TableCell83" style:family="table-cell">
      <style:table-cell-properties fo:border-top="0.0104in solid #00000A" fo:border-left="none" fo:border-bottom="none" fo:border-right="none" fo:padding-top="0.05in" fo:padding-left="0.0798in" fo:padding-bottom="0.05in" fo:padding-right="0.0798in"/>
    </style:style>
    <style:style style:name="P84" style:parent-style-name="Standard" style:family="paragraph">
      <style:paragraph-properties fo:text-align="end"/>
      <style:text-properties style:font-name-complex="Arial"/>
    </style:style>
    <style:style style:name="TableCell85" style:family="table-cell">
      <style:table-cell-properties fo:border-top="0.0104in solid #00000A" fo:border-left="none" fo:border-bottom="none" fo:border-right="0.0104in solid #00000A" fo:padding-top="0.05in" fo:padding-left="0.0798in" fo:padding-bottom="0.05in" fo:padding-right="0.0798in"/>
    </style:style>
    <style:style style:name="TableCell86" style:family="table-cell">
      <style:table-cell-properties fo:border-top="0.0104in solid #00000A" fo:border-left="0.0104in solid #00000A" fo:border-bottom="0.0069in solid #00000A" fo:border-right="0.0069in solid #00000A" fo:padding-top="0.05in" fo:padding-left="0.0798in" fo:padding-bottom="0.05in" fo:padding-right="0.0798in"/>
    </style:style>
    <style:style style:name="P87" style:parent-style-name="Standard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Monster Mash</text:p>
            <text:p text:style-name="Standard">Team Effort</text:p>
            <text:p text:style-name="Standard"/>
            <text:p text:style-name="Standard"/>
          </table:table-cell>
          <table:table-cell table:style-name="TableCell7">
            <text:p text:style-name="Title">TIME SHEET</text:p>
          </table:table-cell>
        </table:table-row>
      </table:table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rd"><text:span text:style-name="T14">Name:</text:span></text:p>
          </table:table-cell>
          <table:table-cell table:style-name="TableCell15">
            <text:p text:style-name="Standard"><text:span text:style-name="T16">Dan McGuckin</text:span></text:p>
          </table:table-cell>
        </table:table-row>
        <table:table-row table:style-name="TableRow17">
          <table:table-cell table:style-name="TableCell18">
            <text:p text:style-name="Standard"><text:span text:style-name="T19">Student Number:</text:span></text:p>
          </table:table-cell>
          <table:table-cell table:style-name="TableCell20">
            <text:p text:style-name="Standard"><text:span text:style-name="T21">110059989</text:span></text:p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h text:style-name="Heading1" text:outline-level="1">Week</text:h>
          </table:table-cell>
          <table:table-cell table:style-name="TableCell30">
            <text:h text:style-name="Heading1" text:outline-level="1">Start Time</text:h>
          </table:table-cell>
          <table:table-cell table:style-name="TableCell31">
            <text:h text:style-name="Heading1" text:outline-level="1">End Time</text:h>
          </table:table-cell>
          <table:table-cell table:style-name="TableCell32">
            <text:h text:style-name="Heading1" text:outline-level="1">Hours.</text:h>
          </table:table-cell>
        </table:table-row>
        <table:table-row table:style-name="TableRow33">
          <table:table-cell table:style-name="TableCell34">
            <text:p text:style-name="Standard">1</text:p>
          </table:table-cell>
          <table:table-cell table:style-name="TableCell35">
            <text:p text:style-name="Standard">Monday 1<text:span text:style-name="T36">st</text:span><text:s/>October 2012</text:p>
          </table:table-cell>
          <table:table-cell table:style-name="TableCell37">
            <text:p text:style-name="Standard">Sunday 7<text:span text:style-name="T38">th</text:span><text:s/>October 2012</text:p>
          </table:table-cell>
          <table:table-cell table:style-name="TableCell39">
            <text:p text:style-name="Amount">4</text:p>
          </table:table-cell>
        </table:table-row>
        <table:table-row table:style-name="TableRow40">
          <table:table-cell table:style-name="TableCell41">
            <text:p text:style-name="Standard">2</text:p>
          </table:table-cell>
          <table:table-cell table:style-name="TableCell42">
            <text:p text:style-name="Standard">Monday 8<text:span text:style-name="T43">th</text:span><text:s/>October 2012</text:p>
          </table:table-cell>
          <table:table-cell table:style-name="TableCell44">
            <text:p text:style-name="Standard">Sunday 14<text:span text:style-name="T45">th</text:span><text:s/>October 2012</text:p>
          </table:table-cell>
          <table:table-cell table:style-name="TableCell46">
            <text:p text:style-name="Amount">3</text:p>
          </table:table-cell>
        </table:table-row>
        <table:table-row table:style-name="TableRow47">
          <table:table-cell table:style-name="TableCell48">
            <text:p text:style-name="Standard">3</text:p>
          </table:table-cell>
          <table:table-cell table:style-name="TableCell49">
            <text:p text:style-name="Standard">Monday 15<text:span text:style-name="T50">th</text:span><text:s/>October 2012</text:p>
          </table:table-cell>
          <table:table-cell table:style-name="TableCell51">
            <text:p text:style-name="Standard">Sunday 21<text:span text:style-name="T52">st</text:span><text:s/>October 2012</text:p>
          </table:table-cell>
          <table:table-cell table:style-name="TableCell53">
            <text:p text:style-name="Amount">0</text:p>
          </table:table-cell>
        </table:table-row>
        <table:table-row table:style-name="TableRow54">
          <table:table-cell table:style-name="TableCell55">
            <text:p text:style-name="Standard">4</text:p>
          </table:table-cell>
          <table:table-cell table:style-name="TableCell56">
            <text:p text:style-name="Standard">Monday 22<text:span text:style-name="T57">nd</text:span><text:s/>October 2012</text:p>
          </table:table-cell>
          <table:table-cell table:style-name="TableCell58">
            <text:p text:style-name="Standard">Sunday 28<text:span text:style-name="T59">th</text:span><text:s/>October 2012</text:p>
          </table:table-cell>
          <table:table-cell table:style-name="TableCell60">
            <text:p text:style-name="Amount">6</text:p>
          </table:table-cell>
        </table:table-row>
        <table:table-row table:style-name="TableRow61">
          <table:table-cell table:style-name="TableCell62">
            <text:p text:style-name="Standard">5</text:p>
          </table:table-cell>
          <table:table-cell table:style-name="TableCell63">
            <text:p text:style-name="Standard">Monday 29<text:span text:style-name="T64">th</text:span><text:s/>October 2012</text:p>
          </table:table-cell>
          <table:table-cell table:style-name="TableCell65">
            <text:p text:style-name="Standard">Sunday 4<text:span text:style-name="T66">th</text:span><text:s/>November 2012</text:p>
          </table:table-cell>
          <table:table-cell table:style-name="TableCell67">
            <text:p text:style-name="Amount">1</text:p>
          </table:table-cell>
        </table:table-row>
        <table:table-row table:style-name="TableRow68">
          <table:table-cell table:style-name="TableCell69">
            <text:p text:style-name="Standard">6</text:p>
          </table:table-cell>
          <table:table-cell table:style-name="TableCell70">
            <text:p text:style-name="Standard">Monday 5<text:span text:style-name="T71">th</text:span><text:s/>November 2012</text:p>
          </table:table-cell>
          <table:table-cell table:style-name="TableCell72">
            <text:p text:style-name="Standard">Sunday 11<text:span text:style-name="T73">th</text:span><text:s/>November <text:s/>2012</text:p>
          </table:table-cell>
          <table:table-cell table:style-name="TableCell74">
            <text:p text:style-name="Amount">4</text:p>
          </table:table-cell>
        </table:table-row>
        <table:table-row table:style-name="TableRow75">
          <table:table-cell table:style-name="TableCell76">
            <text:p text:style-name="Standard"/>
          </table:table-cell>
          <table:table-cell table:style-name="TableCell77">
            <text:p text:style-name="Standard"/>
          </table:table-cell>
          <table:table-cell table:style-name="TableCell78">
            <text:p text:style-name="Standard"/>
          </table:table-cell>
          <table:table-cell table:style-name="TableCell79">
            <text:p text:style-name="Amount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h text:style-name="Heading2" text:outline-level="2"><text:s/>Totals</text:h>
          </table:table-cell>
          <table:table-cell table:style-name="TableCell86">
            <text:p text:style-name="Amount">18</text:p>
          </table:table-cell>
        </table:table-row>
      </table:table>
      <text:p text:style-name="P8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text-align="center"/>
      <style:text-properties style:font-name-complex="Arial" fo:font-weight="bold" style:font-weight-asian="bold" style:font-weight-complex="bold" fo:hyphenate="false"/>
    </style:style>
    <style:style style:name="Heading2" style:display-name="Heading 2" style:family="paragraph" style:parent-style-name="Standard" style:next-style-name="Textbody" style:default-outline-level="2">
      <style:paragraph-properties fo:text-align="end"/>
      <style:text-properties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text-align="end"/>
      <style:text-properties style:font-name-complex="F" fo:font-weight="bold" style:font-weight-asian="bold" style:font-weight-complex="bold" fo:color="#7F7F7F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panyName" style:display-name="Company Name" style:family="paragraph" style:parent-style-name="Standard">
      <style:text-properties fo:font-weight="bold" style:font-weight-asian="bold" fo:font-size="14pt" style:font-size-asian="14pt" fo:hyphenate="false"/>
    </style:style>
    <style:style style:name="Amount" style:display-name="Amount" style:family="paragraph" style:parent-style-name="Standard">
      <style:paragraph-properties fo:text-align="end"/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style:font-weight-complex="bold" style:font-size-complex="12pt"/>
    </style:style>
    <style:style style:name="TitleChar" style:display-name="Title Char" style:family="text" style:parent-style-name="DefaultParagraphFont">
      <style:text-properties style:font-name="Arial" style:font-name-complex="F" fo:font-weight="bold" style:font-weight-asian="bold" fo:color="#7F7F7F" fo:letter-spacing="0.0034in" style:letter-kerning="true" fo:font-size="26pt" style:font-size-asian="26pt" style:font-size-complex="26pt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Arial" style:font-name-complex="Arial" fo:font-weight="bold" style:font-weight-asian="bold" style:font-weight-complex="bold" style:font-size-complex="12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" style:display-name="WWNum2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3" style:display-name="WWNum3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4" style:display-name="WWNum4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5" style:display-name="WWNum5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6" style:display-name="WWNum6">
      <text:list-level-style-bullet text:level="1" text:bullet-char="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ime sheet</dc:title>
    <meta:initial-creator>Jim</meta:initial-creator>
    <dc:creator>Dan</dc:creator>
    <meta:creation-date>2012-11-06T10:09:00Z</meta:creation-date>
    <dc:date>2012-11-13T09:14:00Z</dc:date>
    <meta:template xlink:href="Normal" xlink:type="simple"/>
    <meta:editing-cycles>1</meta:editing-cycles>
    <meta:editing-duration>PT180S</meta:editing-duration>
    <meta:user-defined meta:name="AppVersion">14.0000</meta:user-defined>
    <meta:user-defined meta:name="Company">UWA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0" meta:character-count="470" meta:row-count="3" meta:non-whitespace-character-count="401"/>
  </office:meta>
</office:document-meta>
</file>